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262000002500478C541131F05D6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Исследование возможностей распараллеливания алгоритмов решения целочисленных линейных неравенств на GP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Актуальность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Разрешение ограничений (вычислительно трудная), примеры использования</text:p>
              </text:list-item>
              <text:list-item>
                <text:p>Линейные целочисленные ограничения</text:p>
              </text:list-item>
              <text:list-item>
                <text:p>Мас пар КУД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Цель работ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Цель работы - реализация алгоритма Branch-and-Cut с использованием подходов массивного параллелизма и возможностей Nvidia CUDA.</text:p>
              </text:list-item>
              <text:list-item>
                <text:p>Задача смешанного программирования имеет вид:</text:p>
              </text:list-item>
              <text:list-item>
                <text:p><text:s text:c="2"/>$$c^* = \min\{c^Tx|Ax\le b,~ x\in \mathbb{R}^n,~ x_j\in\mathbb{Z}~ \forall j\in\mathbb{I}\}$$</text:p>
              </text:list-item>
              <text:list-item>
                <text:p><text:s text:c="2"/>$$X_{MIP}=\{x\in\mathbb{R}^n|Ax\le b,~ x_j\in\mathbb{Z}~ \forall j\in\mathbb{I}\}$$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PGPU (general-purpose computing for graphics processing units)</text:p>
              </text:list-item>
              <text:list-item>
                <text:p>NVIDIA CU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ranch-and-Cut</text:p>
          </draw:text-box>
        </draw:frame>
        <draw:frame draw:style-name="gr2" draw:text-style-name="P2" draw:layer="layout" svg:width="17.163cm" svg:height="16.657cm" svg:x="5.443cm" svg:y="3.663cm" presentation:class="graphic" presentation:user-transformed="true">
          <draw:image xlink:href="Pictures/2000000200000262000002500478C541131F05D6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Предлагаемый подход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3">Нарисовать алгоритм надо</text:p>
              </text:list-item>
              <text:list-item>
                <text:p text:style-name="P3">Лучше текст с нюансам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Реализация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Анализ метод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Таблиц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Результаты и выводы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" draw:layer="layout" svg:width="25.199cm" svg:height="16.255cm" svg:x="1.4cm" svg:y="0.837cm">
          <draw:text-box>
            <text:p>Спасибо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2:51:50.842731783</meta:creation-date>
    <dc:date>2017-06-20T20:47:41.059125298</dc:date>
    <meta:editing-duration>PT25M43S</meta:editing-duration>
    <meta:editing-cycles>14</meta:editing-cycles>
    <meta:generator>LibreOffice/5.1.6.2$Linux_X86_64 LibreOffice_project/10m0$Build-2</meta:generator>
    <meta:document-statistic meta:object-count="59"/>
  </office:meta>
</office:document-meta>
</file>